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ttributesProxy.getValue( String uri , String local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ttributesProxy.getURI( int inde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ttributesProxy.setAttributes( XMLAttributes attribut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ttributesProxy.getType( String uri , String local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ttributesProxy.getValu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ttributesProxy.isSpecified( String uri , String local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ttributesProxy.isDeclared( String q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AttributesProxy.isSpecified( String q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ttributesProxy.isDeclared( int index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ttributesProxy.getAttribu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ttributesProxy.isSpecified( int index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ttributesProxy.AttributesProxy( XMLAttributes attribut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ttributesProxy.getIndex( String q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ttributesProxy.getIndex( String uri , String localPar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ttributesProxy.getType( int 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ttributesProxy.getLocalName( int 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ttributesProxy.getLeng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ttributesProxy.getName( int 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ttributesProxy.getValue( int 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ttributesProxy.isDeclared( String uri , String local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AttributesProxy.getQName( int 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ttributesProxy.getTyp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